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wnloadTable.nullableStringsMatch( String s1 , String s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ToProcess.getRedefine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sLocPair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oProcess.addRedefine( SchemaToProcess redefine , Redefine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gestKey.DigestKey( byte [ ] dig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oProcess.get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Importer.resolve( URI base , String chil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NsLocPair.equals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oProcess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wnloadTable.downloadSchema( XmlObject referencedBy , String targetNamespace , String locationURL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00">
            <text:p text:style-name="Table_20_Contents">100</text:p>
          </table:table-cell>
        </table:table-row>
        <table:table-row>
          <table:table-cell office:value-type="string">
            <text:p text:style-name="Table_20_Contents">DownloadTable.copySchemaSource( String urlLoc , StscState state , boolean forceCop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NsLocPair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wnloadTable.usedEmptyNamespaceSchema( Schema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wnloadTable.copy(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ToProcess.SchemaToProcess( Schema schema , String chameleon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gestKey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ToProcess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ToProcess.addIndirectIncludesHelper( SchemaToProcess including , SchemaToProcess schemaToPro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ToProcess.addIndirectIncludes( SchemaToProcess schemaToProce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wnloadTable.copySchemaSource( String url , Reader reader , StscState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ownloadTable.addSuccessfulDownload( NsLocPair key , Schema schem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ownloadTable.DownloadTable( Schema [ ] startWi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ToProcess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wnloadTable.findMatchByDigest( XmlObject origin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wnloadTable.hasNextTo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wnloadTable.addFailedDownload( String location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est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wnloadTable.emptyStringIfNull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wnloadTable.fetchRemainingEmptyNamespaceSchema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scImporter.resolveImportsAndIncludes( Schema [ ] startWith , boolean forceSrcSa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scImporter.baseURLForDoc( Xml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wnloadTable.copy( Reader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wnloadTable.copySchemaSource( String url , InputStream bytes , StscState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ownloadTable.resolveImportsAndIncludes( boolean forceSav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SchemaToProcess.indirectIncludes( SchemaToProcess schemaToProc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oProcess.buildIndirectReferenc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maToProcess.getChameleon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sLocPair.NsLocPair( String namespaceURI , String location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wnloadTable.addScanNeeded( SchemaToProcess st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sLocPair.getLocation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oProcess.addInclude( SchemaToProcess inclu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wnloadTable.nextTo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wnloadTable.previouslyFailedToDownload( String location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ToProcess.getRedef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Importer.parseURI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wnloadTable.downloadDocument( SchemaTypeLoader loader , String namespace , String absoluteUR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DownloadTable.addEmptyNamespaceSchema( Schema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